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cabeb" officeooo:paragraph-rsid="000cabeb"/>
    </style:style>
    <style:style style:name="P2" style:family="paragraph" style:parent-style-name="Standard">
      <style:text-properties officeooo:rsid="0015cae3" officeooo:paragraph-rsid="0015cae3"/>
    </style:style>
    <style:style style:name="T1" style:family="text">
      <style:text-properties officeooo:rsid="00105167"/>
    </style:style>
    <style:style style:name="T2" style:family="text">
      <style:text-properties officeooo:rsid="00105556"/>
    </style:style>
    <style:style style:name="T3" style:family="text">
      <style:text-properties officeooo:rsid="00106000"/>
    </style:style>
    <style:style style:name="T4" style:family="text">
      <style:text-properties officeooo:rsid="0011d615"/>
    </style:style>
    <style:style style:name="T5" style:family="text">
      <style:text-properties officeooo:rsid="0014d71b"/>
    </style:style>
    <style:style style:name="T6" style:family="text">
      <style:text-properties officeooo:rsid="0015b383"/>
    </style:style>
    <style:style style:name="T7" style:family="text">
      <style:text-properties officeooo:rsid="0015cae3"/>
    </style:style>
    <style:style style:name="T8" style:family="text">
      <style:text-properties officeooo:rsid="00167355"/>
    </style:style>
    <style:style style:name="T9" style:family="text">
      <style:text-properties officeooo:rsid="00183743"/>
    </style:style>
    <style:style style:name="T10" style:family="text">
      <style:text-properties officeooo:rsid="0018dad5"/>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Within my workplace I work within a large team, which focuses on many projects of many different kinds, and because of this large scale of both team and projects, <text:span text:style-name="T1">it is crucial for project managers to have a full understanding of the resources available to them. </text:span><text:span text:style-name="T2">A key persisting issue relates to the amount of time a developer can dedicate to any specific project, </text:span><text:span text:style-name="T3">as project managers tend to work on an assumption that when a developer is assigned to a project, the developer would be solely working on that project, </text:span><text:span text:style-name="T4">not realising that the developers usually allocate 20% of their work week (~1 day in a work week) </text:span><text:span text:style-name="T6">to ‘Business As Usual’ (BAU) tasks</text:span><text:span text:style-name="T4">. </text:span><text:span text:style-name="T5">During project management planning this is often not taken into account with project timelines, </text:span><text:span text:style-name="T6">so for example, for a 5 week project, it is assumed the developer would be working solely on this, but taking into account the BAU work this could extend the timeline by a day per week, resulting in a six week timeline, causing a </text:span><text:span text:style-name="T7">week long unexpected delay.</text:span><text:span text:style-name="T5"> As well as this, some developers may not be solely focused on one project, </text:span><text:span text:style-name="T6">their workload, and subsequently their time, could be split between several projects. </text:span><text:span text:style-name="T7">This in conjunction with the 20% BAU Commitment can lead to unrealistic timelines, which is not ideal for the team or the wider business. </text:span></text:p>
      <text:p text:style-name="P1"/>
      <text:p text:style-name="P2">My proposed ‘Minimum Viable Product’ (MVP) solution is to implement a ‘resources allocation’ tracker, which will be used by team members like project managers as well as those assigning work to other team members to track which projects each team member is a part of, their role within the project (as this could vary), as well as the percentage of their time that will be allocated to this project. <text:span text:style-name="T8">This MVP </text:span><text:span text:style-name="T9">Will store and load this data from a CSV file, and will display a clear User Interface allowing Project managers to more easily track the actually amount of time any of their resources are allocated to the project for, allowing easier and clearer timeline creation. The Application will also provide functionality to Add an employee to a project, and set their allocation to each project, also allowing any of these values to be edited and exported into the </text:span><text:span text:style-name="T10">CSV file.</text:span></text:p>
      <text:p text:style-name="P2"/>
      <text:p text:style-name="P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11T18:37:28.375661520</meta:creation-date>
    <dc:date>2024-08-12T19:11:36.637241896</dc:date>
    <meta:editing-duration>PT19H47M1S</meta:editing-duration>
    <meta:editing-cycles>11</meta:editing-cycles>
    <meta:generator>LibreOffice/24.2.5.2$Linux_X86_64 LibreOffice_project/420$Build-2</meta:generator>
    <meta:document-statistic meta:table-count="0" meta:image-count="0" meta:object-count="0" meta:page-count="1" meta:paragraph-count="2" meta:word-count="378" meta:character-count="2182" meta:non-whitespace-character-count="1805"/>
  </office:meta>
</office:document-meta>
</file>